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100000001750820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>
        <style:tab-stops>
          <style:tab-stop style:position="13.6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Text_20_body" style:list-style-name="L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 style:list-style-name="L6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 style:list-style-name="L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 style:list-style-name="L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 style:list-style-name="L10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 style:list-style-name="L1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ext_20_body" style:list-style-name="L1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ext_20_body" style:list-style-name="L1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ext_20_body" style:list-style-name="L14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 style:list-style-name="L1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Text_20_body" style:list-style-name="L1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Text_20_body" style:list-style-name="L1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Text_20_body" style:list-style-name="L18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 style:list-style-name="L1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Text_20_body" style:list-style-name="L2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4" style:family="paragraph" style:parent-style-name="Text_20_body" style:list-style-name="L2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5" style:family="paragraph" style:parent-style-name="Text_20_body" style:list-style-name="L2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6" style:family="paragraph" style:parent-style-name="Text_20_body" style:list-style-name="L2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7" style:family="paragraph" style:parent-style-name="Text_20_body" style:list-style-name="L2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8" style:family="paragraph" style:parent-style-name="Text_20_body" style:list-style-name="L2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9" style:family="paragraph" style:parent-style-name="Text_20_body" style:list-style-name="L2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Text_20_body" style:list-style-name="L2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Text_20_body" style:list-style-name="L2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Text_20_body" style:list-style-name="L2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3" style:family="paragraph" style:parent-style-name="Text_20_body" style:list-style-name="L3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4" style:family="paragraph" style:parent-style-name="Text_20_body" style:list-style-name="L31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Text_20_body" style:list-style-name="L3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6" style:family="paragraph" style:parent-style-name="Text_20_body" style:list-style-name="L3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7" style:family="paragraph" style:parent-style-name="Text_20_body" style:list-style-name="L3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8" style:family="paragraph" style:parent-style-name="Text_20_body" style:list-style-name="L3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9" style:family="paragraph" style:parent-style-name="Text_20_body" style:list-style-name="L3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0" style:family="paragraph" style:parent-style-name="Text_20_body" style:list-style-name="L3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1" style:family="paragraph" style:parent-style-name="Text_20_body" style:list-style-name="L38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2" style:family="paragraph" style:parent-style-name="Text_20_body" style:list-style-name="L39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3" style:family="paragraph" style:parent-style-name="Text_20_body" style:list-style-name="L40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4" style:family="paragraph" style:parent-style-name="Text_20_body" style:list-style-name="L4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5" style:family="paragraph" style:parent-style-name="Text_20_body" style:list-style-name="L42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6" style:family="paragraph" style:parent-style-name="Text_20_body" style:list-style-name="L4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7" style:family="paragraph" style:parent-style-name="Text_20_body" style:list-style-name="L44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8" style:family="paragraph" style:parent-style-name="Text_20_body" style:list-style-name="L45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49" style:family="paragraph" style:parent-style-name="Text_20_body" style:list-style-name="L4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50" style:family="paragraph" style:parent-style-name="Standard">
      <style:paragraph-properties>
        <style:tab-stops>
          <style:tab-stop style:position="13.6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8. Síťové prvky modelu ISO/OSI a strukturovaná kabeláž</text:span> </text:p>
      <text:p text:style-name="P2"><text:span text:style-name="T1">V oblasti počítačových sítí hraje klíčovou roli správná volba a používání síťových prvků, které zajišťují přenos dat mezi zařízeními a správu datového toku v síti. Dále je důležitá strukturovaná kabeláž, která tvoří fyzickou infrastrukturu sítě a umožňuje přenos informací mezi těmito zařízeními.</text:span> </text:p>
      <text:p text:style-name="P2"><draw:frame draw:style-name="fr1" draw:name="Obrázek1" text:anchor-type="as-char" svg:width="0.041cm" svg:height="0.041cm" draw:z-index="0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Síťové prvky: dělení, konstrukce, funkce, použití</text:span> </text:p>
      <text:p text:style-name="P2"><text:span text:style-name="T1">Síťové prvky se dělí podle jejich role v síti a funkce, kterou plní v rámci přenosu a směrování dat. Níže jsou uvedeny hlavní síťové prvky a jejich charakteristiky.</text:span> </text:p>
      <text:list text:style-name="L1">
        <text:list-item>
          <text:p text:style-name="P4"><text:span text:style-name="T1">Režimová zařízení:</text:span> </text:p>
        </text:list-item>
      </text:list>
      <text:list text:style-name="L2">
        <text:list-item>
          <text:list>
            <text:list-item>
              <text:p text:style-name="P5"><text:span text:style-name="T1">Hub (rozdělovač):</text:span> 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6"><text:span text:style-name="T2">Konstrukce</text:span><text:span text:style-name="T1">: Jednoduché zařízení, které se skládá z jednoho centrálního rozbočovače. Všechny porty jsou propojeny na centrální sběrnici.</text:span> 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7"><text:span text:style-name="T2">Funkce</text:span><text:span text:style-name="T1">: Zajišťuje základní propojení mezi zařízeními v síti. Data, která přicházejí na jeden port, jsou vysílána na všechny ostatní porty.</text:span> 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8"><text:span text:style-name="T2">Použití</text:span><text:span text:style-name="T1">: Používá se v menších, nezabezpečených sítích, kde není nutné řídit přístup na základě adresy.</text:span> 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p text:style-name="P9"><text:span text:style-name="T1">Switch (přepínač):</text:span> 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10"><text:span text:style-name="T2">Konstrukce</text:span><text:span text:style-name="T1">: Obsahuje několik portů, které jsou schopny přijímat a přeposílat data na základě adresy MAC.</text:span> 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11"><text:span text:style-name="T2">Funkce</text:span><text:span text:style-name="T1">: Operuje na druhé vrstvě modelu ISO/OSI (linková vrstva). Umožňuje efektivní směrování paketů mezi zařízeními v síti, čímž zvyšuje výkon sítě.</text:span> 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12"><text:span text:style-name="T2">Použití</text:span><text:span text:style-name="T1">: Používá se v praxi pro větší sítě, kde je potřeba efektivní směrování dat a minimalizace kolizí.</text:span> 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p text:style-name="P13"><text:span text:style-name="T1">Router (směrovač):</text:span> 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14"><text:span text:style-name="T2">Konstrukce</text:span><text:span text:style-name="T1">: Zařízení, které propojuje různé síťové segmenty a směruje pakety mezi nimi na základě IP adres.</text:span> 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15"><text:span text:style-name="T2">Funkce</text:span><text:span text:style-name="T1">: Operuje na třetí vrstvě (síťová vrstva) modelu ISO/OSI. Směruje pakety mezi různými podsíťemi nebo sítěmi.</text:span> </text:p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16"><text:span text:style-name="T2">Použití</text:span><text:span text:style-name="T1">: Používá se k propojení lokálních sítí s internetem nebo mezi různými částmi firemních sítí.</text:span> </text:p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p text:style-name="P17"><text:span text:style-name="T1">Firewall (firewall):</text:span> 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18"><text:span text:style-name="T2">Konstrukce</text:span><text:span text:style-name="T1">: Software nebo hardware zařízení, které filtruje síťovou komunikaci na základě předem definovaných bezpečnostních pravidel.</text:span> </text:p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p text:style-name="P19"><text:span text:style-name="T2">Funkce</text:span><text:span text:style-name="T1">: Slouží k ochraně sítě před neoprávněným přístupem a zajišťuje bezpečnostní politiku.</text:span> </text:p>
                </text:list-item>
              </text:list>
            </text:list-item>
          </text:list>
        </text:list-item>
      </text:list>
      <text:list text:style-name="L17">
        <text:list-item>
          <text:list>
            <text:list-item>
              <text:list>
                <text:list-item>
                  <text:p text:style-name="P20"><text:soft-page-break/><text:span text:style-name="T2">Použití</text:span><text:span text:style-name="T1">: Používá se na ochranu sítě před vnějšími hrozbami, např. u firemních sítí, domácích sítí nebo v datových centrech.</text:span> </text:p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p text:style-name="P21"><text:span text:style-name="T1">Bridge (most):</text:span> </text:p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p text:style-name="P22"><text:span text:style-name="T2">Konstrukce</text:span><text:span text:style-name="T1">: Zařízení, které propojuje dvě nebo více síťových segmentů a zajišťuje, že data přicházející z jednoho segmentu budou předána na správný segment.</text:span> </text:p>
                </text:list-item>
              </text:list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p text:style-name="P23"><text:span text:style-name="T2">Funkce</text:span><text:span text:style-name="T1">: Operuje na druhé vrstvě ISO/OSI a zajišťuje efektivní rozdělení a správu provozu v síti.</text:span> </text:p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p text:style-name="P24"><text:span text:style-name="T2">Použití</text:span><text:span text:style-name="T1">: Používá se k segmentaci sítě a snížení kolizí nebo zlepšení výkonu sítě.</text:span> </text:p>
                </text:list-item>
              </text:list>
            </text:list-item>
          </text:list>
        </text:list-item>
      </text:list>
      <text:list text:style-name="L22">
        <text:list-item>
          <text:list>
            <text:list-item>
              <text:p text:style-name="P25"><text:span text:style-name="T2">Modem</text:span><text:span text:style-name="T1">:</text:span> </text:p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p text:style-name="P26"><text:span text:style-name="T2">Konstrukce</text:span><text:span text:style-name="T1">: Zařízení, které převádí digitální signály z počítače na analogové signály pro přenos po telefonní lince (nebo naopak).</text:span> </text:p>
                </text:list-item>
              </text:list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27"><text:span text:style-name="T2">Funkce</text:span><text:span text:style-name="T1">: Umožňuje připojení k internetu prostřednictvím telefonní linky.</text:span> </text:p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p text:style-name="P28"><text:span text:style-name="T2">Použití</text:span><text:span text:style-name="T1">: Používá se pro dial-up připojení nebo v domácnostech pro připojení k internetu.</text:span> </text:p>
                </text:list-item>
              </text:list>
            </text:list-item>
          </text:list>
        </text:list-item>
      </text:list>
      <text:p text:style-name="P2"><draw:frame draw:style-name="fr1" draw:name="Obrázek2" text:anchor-type="as-char" svg:width="0.041cm" svg:height="0.041cm" draw:z-index="1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Schematické značky CISCO</text:span> </text:p>
      <text:p text:style-name="P2"><text:span text:style-name="T1">Cisco je známý výrobce síťových zařízení a používá standardní značky pro všechny své produkty. V praxi se schémata pro zařízení často zobrazují pomocí jednoduchých symbolů.</text:span> </text:p>
      <text:list text:style-name="L26">
        <text:list-item>
          <text:p text:style-name="P29"><text:span text:style-name="T2">Switch (přepínač)</text:span><text:span text:style-name="T1">: Značka pro switch je obvykle zobrazena jako čtvercová ikona s několika porty.</text:span> </text:p>
        </text:list-item>
      </text:list>
      <text:list text:style-name="L27">
        <text:list-item>
          <text:p text:style-name="P30"><text:span text:style-name="T2">Router (směrovač)</text:span><text:span text:style-name="T1">: Značka pro router je často znázorněna jako čtverec s ikonou směrování nebo trojúhelníkem symbolizujícím síť.</text:span> </text:p>
        </text:list-item>
      </text:list>
      <text:list text:style-name="L28">
        <text:list-item>
          <text:p text:style-name="P31"><text:span text:style-name="T2">Hub (rozdělovač)</text:span><text:span text:style-name="T1">: Hub je znázorněn jako malé zařízení s několika porty, obvykle bez pokročilých směrovacích funkcí.</text:span> </text:p>
        </text:list-item>
      </text:list>
      <text:list text:style-name="L29">
        <text:list-item>
          <text:p text:style-name="P32"><text:span text:style-name="T2">Firewall (firewall)</text:span><text:span text:style-name="T1">: Symbol pro firewall může být zobrazen jako zařízení s ochrannou ikonkou nebo zámkem.</text:span> </text:p>
        </text:list-item>
      </text:list>
      <text:list text:style-name="L30">
        <text:list-item>
          <text:p text:style-name="P33"><text:span text:style-name="T2">Modem</text:span><text:span text:style-name="T1">: Modem je obvykle označen jako zařízení se dvěma připojeními - jedno pro počítač a druhé pro telefonní linku.</text:span> </text:p>
        </text:list-item>
      </text:list>
      <text:p text:style-name="P2"><text:span text:style-name="T1">Toto schéma je klíčové pro dokumentaci síťové topologie a správu sítí v organizacích.</text:span> </text:p>
      <text:p text:style-name="P2"><draw:frame draw:style-name="fr1" draw:name="Obrázek3" text:anchor-type="as-char" svg:width="0.041cm" svg:height="0.041cm" draw:z-index="2"><draw:image xlink:href="Pictures/1000000100000001000000017508203B.png" xlink:type="simple" xlink:show="embed" xlink:actuate="onLoad" draw:mime-type="image/png"/><svg:title>Obrazec</svg:title></draw:frame> </text:p>
      <text:p text:style-name="P3"><text:span text:style-name="T1">Strukturovaná kabeláž: komponenty, topologie, kategorie, rack</text:span> </text:p>
      <text:p text:style-name="P2"><text:span text:style-name="T1">Strukturovaná kabeláž je systematický způsob uspořádání a instalace kabelů, který umožňuje snadnou údržbu, flexibilitu a správu síťového připojení v různých prostředích.</text:span> </text:p>
      <text:list text:style-name="L31">
        <text:list-item>
          <text:p text:style-name="P34"><text:span text:style-name="T1">Komponenty strukturované kabeláže:</text:span> </text:p>
        </text:list-item>
      </text:list>
      <text:list text:style-name="L32">
        <text:list-item>
          <text:list>
            <text:list-item>
              <text:p text:style-name="P35"><text:span text:style-name="T2">Kabely</text:span><text:span text:style-name="T1">: Používají se různé typy kabelů podle potřeby, např. kroucená dvojlinka (UTP)</text:span> <text:span text:style-name="T1">nebo optické vlákno.</text:span> </text:p>
            </text:list-item>
          </text:list>
        </text:list-item>
      </text:list>
      <text:list text:style-name="L33">
        <text:list-item>
          <text:list>
            <text:list-item>
              <text:p text:style-name="P36"><text:span text:style-name="T2">Racks a panely</text:span><text:span text:style-name="T1">: K dispozici jsou racky pro uložení síťových zařízení a patch panely pro organizaci připojení.</text:span> </text:p>
            </text:list-item>
          </text:list>
        </text:list-item>
      </text:list>
      <text:list text:style-name="L34">
        <text:list-item>
          <text:list>
            <text:list-item>
              <text:p text:style-name="P37"><text:soft-page-break/><text:span text:style-name="T2">Jacks a zásuvky</text:span><text:span text:style-name="T1">: Umožňují připojení zařízení k síti. Jsou součástí kabeláže, která spojuje zařízení s aktivními síťovými prvky.</text:span> </text:p>
            </text:list-item>
          </text:list>
        </text:list-item>
      </text:list>
      <text:list text:style-name="L35">
        <text:list-item>
          <text:list>
            <text:list-item>
              <text:p text:style-name="P38"><text:span text:style-name="T2">Patch kabely</text:span><text:span text:style-name="T1">: Krátké kabely používané k propojení mezi zařízeními a patch panely nebo mezi panely a racky.</text:span> </text:p>
            </text:list-item>
          </text:list>
        </text:list-item>
      </text:list>
      <text:list text:style-name="L36">
        <text:list-item>
          <text:p text:style-name="P39"><text:span text:style-name="T2">Topologie</text:span><text:span text:style-name="T1">:</text:span> </text:p>
        </text:list-item>
      </text:list>
      <text:list text:style-name="L37">
        <text:list-item>
          <text:list>
            <text:list-item>
              <text:p text:style-name="P40"><text:span text:style-name="T2">Hvězdicová topologie (Star Topology)</text:span><text:span text:style-name="T1">: V této topologii jsou všechna zařízení připojena k centrálnímu síťovému prvku, jako je switch nebo hub. Je to nejběžnější topologie pro místní sítě (LAN).</text:span> </text:p>
            </text:list-item>
          </text:list>
        </text:list-item>
      </text:list>
      <text:list text:style-name="L38">
        <text:list-item>
          <text:list>
            <text:list-item>
              <text:p text:style-name="P41"><text:span text:style-name="T2">Sběrnicová topologie (Bus Topology)</text:span><text:span text:style-name="T1">: Všechny zařízení jsou připojena k jedinému kabelu (sběrnici). Tato topologie je dnes již méně používaná, ale v minulosti byla běžná v Ethernet sítích.</text:span> </text:p>
            </text:list-item>
          </text:list>
        </text:list-item>
      </text:list>
      <text:list text:style-name="L39">
        <text:list-item>
          <text:list>
            <text:list-item>
              <text:p text:style-name="P42"><text:span text:style-name="T2">Kruhová topologie (Ring Topology)</text:span><text:span text:style-name="T1">: Zařízení jsou propojena do uzavřeného kruhu, kde data putují jedním směrem kolem sítě.</text:span> </text:p>
            </text:list-item>
          </text:list>
        </text:list-item>
      </text:list>
      <text:list text:style-name="L40">
        <text:list-item>
          <text:p text:style-name="P43"><text:span text:style-name="T2">Kategorie kabeláže</text:span><text:span text:style-name="T1">:</text:span> </text:p>
        </text:list-item>
      </text:list>
      <text:list text:style-name="L41">
        <text:list-item>
          <text:list>
            <text:list-item>
              <text:p text:style-name="P44"><text:span text:style-name="T2">Cat 5e (Category 5 Enhanced)</text:span><text:span text:style-name="T1">: Podporuje rychlost až 1000 Mbps a je běžně používána v místních sítích.</text:span> </text:p>
            </text:list-item>
          </text:list>
        </text:list-item>
      </text:list>
      <text:list text:style-name="L42">
        <text:list-item>
          <text:list>
            <text:list-item>
              <text:p text:style-name="P45"><text:span text:style-name="T2">Cat 6</text:span><text:span text:style-name="T1">: Vylepšená verze, která podporuje rychlosti až 10 Gbps na kratší vzdálenosti.</text:span> </text:p>
            </text:list-item>
          </text:list>
        </text:list-item>
      </text:list>
      <text:list text:style-name="L43">
        <text:list-item>
          <text:list>
            <text:list-item>
              <text:p text:style-name="P46"><text:span text:style-name="T2">Cat 6a a Cat 7</text:span><text:span text:style-name="T1">: Podporují vyšší přenosové rychlosti a větší šířku pásma pro datacentra a profesionální aplikace.</text:span> </text:p>
            </text:list-item>
          </text:list>
        </text:list-item>
      </text:list>
      <text:list text:style-name="L44">
        <text:list-item>
          <text:p text:style-name="P47"><text:span text:style-name="T2">Rack</text:span><text:span text:style-name="T1">:</text:span> </text:p>
        </text:list-item>
      </text:list>
      <text:list text:style-name="L45">
        <text:list-item>
          <text:list>
            <text:list-item>
              <text:p text:style-name="P48"><text:span text:style-name="T2">Rack mount</text:span><text:span text:style-name="T1">: Racks slouží k montáži síťových zařízení a serverů. Měly by splňovat standardy pro správné umístění zařízení, chlazení a správu kabeláže.</text:span> </text:p>
            </text:list-item>
          </text:list>
        </text:list-item>
      </text:list>
      <text:list text:style-name="L46">
        <text:list-item>
          <text:list>
            <text:list-item>
              <text:p text:style-name="P49"><text:span text:style-name="T2">19" rack</text:span><text:span text:style-name="T1">: Nejběžnější standard pro umístění síťových zařízení a serverů. V tomto racku je možné umístit až 42U zařízení (jednotky výšky).</text:span> </text:p>
            </text:list-item>
          </text:list>
        </text:list-item>
      </text:list>
      <text:p text:style-name="P2"><draw:frame draw:style-name="fr1" draw:name="Obrázek4" text:anchor-type="as-char" svg:width="0.041cm" svg:height="0.041cm" draw:z-index="3"><draw:image xlink:href="Pictures/1000000100000001000000017508203B.png" xlink:type="simple" xlink:show="embed" xlink:actuate="onLoad" draw:mime-type="image/png"/><svg:title>Obrazec</svg:title></draw:frame> </text:p>
      <text:p text:style-name="P2"><text:span text:style-name="T2">Závěr</text:span><text:span text:style-name="T1">:</text:span> </text:p>
      <text:p text:style-name="P2"><text:span text:style-name="T1">Síťové prvky modelu ISO/OSI a strukturovaná kabeláž tvoří nezbytnou součást každé moderní počítačové sítě. Správné použití síťových prvků, jako jsou switche, routery, modemy, a správné návrhy kabeláže, topologie a výběr komponent zajišťují optimální výkon, efektivitu a bezpečnost sítě. Tato infrastruktura je základem pro přenos dat a provoz jak v malých, tak ve velkých firemních a internetových sítích.</text:span> </text:p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8:13:01.399000000</meta:creation-date>
    <dc:date>2025-01-20T18:16:24.114000000</dc:date>
    <meta:editing-duration>PT3M22S</meta:editing-duration>
    <meta:editing-cycles>1</meta:editing-cycles>
    <meta:document-statistic meta:table-count="0" meta:image-count="4" meta:object-count="0" meta:page-count="3" meta:paragraph-count="61" meta:word-count="874" meta:character-count="5894" meta:non-whitespace-character-count="5062"/>
    <meta:generator>LibreOffice/24.8.4.2$Windows_X86_64 LibreOffice_project/bb3cfa12c7b1bf994ecc5649a80400d06cd71002</meta:generator>
  </office:meta>
</office:document-meta>
</file>